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mes Seibel</text:p>
      <text:p text:style-name="Standard">CS411</text:p>
      <text:p text:style-name="Standard">11/15/2009</text:p>
      <text:p text:style-name="Standard"/>
      <text:p text:style-name="P1">Personal Status Report for 11/16/2009</text:p>
      <text:p text:style-name="P1"/>
      <text:p text:style-name="P2">This week I completed several tasks:</text:p>
      <text:p text:style-name="P2"/>
      <text:list xml:id="list43265746" text:style-name="L1">
        <text:list-item>
          <text:p text:style-name="P3">Helped arrange group meeting and received minutes for future editing and submission to the next snapshot</text:p>
        </text:list-item>
        <text:list-item>
          <text:p text:style-name="P3">Kept in communication with implementers regarding the status of their coding and progress for the upcoming snapshot</text:p>
        </text:list-item>
        <text:list-item>
          <text:p text:style-name="P3">Updated the prospective schedule and actual schedule to reflect recent accomplishments and my estimations concerning when tasks will be completed</text:p>
        </text:list-item>
        <text:list-item>
          <text:p text:style-name="P3">Reminded group members about updating work schedules, and the proper protocol for keeping them edited correctly</text:p>
        </text:list-item>
      </text:list>
      <text:p text:style-name="P2"/>
      <text:p text:style-name="P2">Progress looks good and I am confident that the schedule will be maintained for the coming wee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eaman </meta:initial-creator>
    <meta:creation-date>2009-11-08T23:26:59.67</meta:creation-date>
    <dc:date>2009-11-15T23:19:04.34</dc:date>
    <dc:creator>areaman </dc:creator>
    <meta:editing-duration>PT00H08M00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10" meta:word-count="105" meta:character-count="676"/>
  </office:meta>
</office:document-meta>
</file>